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 of years</text:p>
          </table:table-cell>
          <table:table-cell table:style-name="ce1" office:value-type="string" calcext:value-type="string">
            <text:p>station code</text:p>
          </table:table-cell>
          <table:table-cell table:style-name="ce1" office:value-type="string" calcext:value-type="string">
            <text:p>station name</text:p>
          </table:table-cell>
          <table:table-cell table:style-name="ce1" office:value-type="string" calcext:value-type="string">
            <text:p>pixel x</text:p>
          </table:table-cell>
          <table:table-cell table:style-name="ce1" office:value-type="string" calcext:value-type="string">
            <text:p>pixel 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0270" calcext:value-type="float">
            <text:p>420270</text:p>
          </table:table-cell>
          <table:table-cell office:value-type="string" calcext:value-type="string">
            <text:p>SRINAGAR</text:p>
          </table:table-cell>
          <table:table-cell office:value-type="float" office:value="518" calcext:value-type="float">
            <text:p>51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0710" calcext:value-type="float">
            <text:p>420710</text:p>
          </table:table-cell>
          <table:table-cell office:value-type="string" calcext:value-type="string">
            <text:p>AMRITSAR</text:p>
          </table:table-cell>
          <table:table-cell table:number-columns-repeated="2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010" calcext:value-type="float">
            <text:p>421010</text:p>
          </table:table-cell>
          <table:table-cell office:value-type="string" calcext:value-type="string">
            <text:p>PATIALA</text:p>
          </table:table-cell>
          <table:table-cell office:value-type="float" office:value="551" calcext:value-type="float">
            <text:p>55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10" calcext:value-type="float">
            <text:p>421110</text:p>
          </table:table-cell>
          <table:table-cell office:value-type="string" calcext:value-type="string">
            <text:p>DEHRADUN</text:p>
          </table:table-cell>
          <table:table-cell office:value-type="float" office:value="635" calcext:value-type="float">
            <text:p>63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310" calcext:value-type="float">
            <text:p>421310</text:p>
          </table:table-cell>
          <table:table-cell office:value-type="string" calcext:value-type="string">
            <text:p>HISSAR</text:p>
          </table:table-cell>
          <table:table-cell office:value-type="float" office:value="516" calcext:value-type="float">
            <text:p>51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650" calcext:value-type="float">
            <text:p>421650</text:p>
          </table:table-cell>
          <table:table-cell office:value-type="string" calcext:value-type="string">
            <text:p>BIKANER</text:p>
          </table:table-cell>
          <table:table-cell office:value-type="float" office:value="391" calcext:value-type="float">
            <text:p>39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810" calcext:value-type="float">
            <text:p>421810</text:p>
          </table:table-cell>
          <table:table-cell office:value-type="string" calcext:value-type="string">
            <text:p>DELHI</text:p>
          </table:table-cell>
          <table:table-cell office:value-type="float" office:value="560" calcext:value-type="float">
            <text:p>560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820" calcext:value-type="float">
            <text:p>421820</text:p>
          </table:table-cell>
          <table:table-cell office:value-type="string" calcext:value-type="string">
            <text:p>SAFDARJUNG</text:p>
          </table:table-cell>
          <table:table-cell office:value-type="float" office:value="560" calcext:value-type="float">
            <text:p>56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890" calcext:value-type="float">
            <text:p>421890</text:p>
          </table:table-cell>
          <table:table-cell office:value-type="string" calcext:value-type="string">
            <text:p>BAREILLY</text:p>
          </table:table-cell>
          <table:table-cell office:value-type="float" office:value="700" calcext:value-type="float">
            <text:p>700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2600" calcext:value-type="float">
            <text:p>422600</text:p>
          </table:table-cell>
          <table:table-cell office:value-type="string" calcext:value-type="string">
            <text:p>AGRA</text:p>
          </table:table-cell>
          <table:table-cell office:value-type="float" office:value="626" calcext:value-type="float">
            <text:p>62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090" calcext:value-type="float">
            <text:p>423090</text:p>
          </table:table-cell>
          <table:table-cell office:value-type="string" calcext:value-type="string">
            <text:p>LILABARI</text:p>
          </table:table-cell>
          <table:table-cell office:value-type="float" office:value="1444" calcext:value-type="float">
            <text:p>144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140" calcext:value-type="float">
            <text:p>423140</text:p>
          </table:table-cell>
          <table:table-cell office:value-type="string" calcext:value-type="string">
            <text:p>DIBRUGARH</text:p>
          </table:table-cell>
          <table:table-cell office:value-type="float" office:value="1511" calcext:value-type="float">
            <text:p>1511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280" calcext:value-type="float">
            <text:p>423280</text:p>
          </table:table-cell>
          <table:table-cell office:value-type="string" calcext:value-type="string">
            <text:p>JAISALMER</text:p>
          </table:table-cell>
          <table:table-cell office:value-type="float" office:value="260" calcext:value-type="float">
            <text:p>260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390" calcext:value-type="float">
            <text:p>423390</text:p>
          </table:table-cell>
          <table:table-cell office:value-type="string" calcext:value-type="string">
            <text:p>JODHPUR</text:p>
          </table:table-cell>
          <table:table-cell office:value-type="float" office:value="370" calcext:value-type="float">
            <text:p>37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480" calcext:value-type="float">
            <text:p>423480</text:p>
          </table:table-cell>
          <table:table-cell office:value-type="string" calcext:value-type="string">
            <text:p>JAIPUR</text:p>
          </table:table-cell>
          <table:table-cell office:value-type="float" office:value="514" calcext:value-type="float">
            <text:p>514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610" calcext:value-type="float">
            <text:p>423610</text:p>
          </table:table-cell>
          <table:table-cell office:value-type="string" calcext:value-type="string">
            <text:p>GWALIOR</text:p>
          </table:table-cell>
          <table:table-cell office:value-type="float" office:value="637" calcext:value-type="float">
            <text:p>63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690" calcext:value-type="float">
            <text:p>423690</text:p>
          </table:table-cell>
          <table:table-cell office:value-type="string" calcext:value-type="string">
            <text:p>LUCKNOW</text:p>
          </table:table-cell>
          <table:table-cell office:value-type="float" office:value="788" calcext:value-type="float">
            <text:p>788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790" calcext:value-type="float">
            <text:p>423790</text:p>
          </table:table-cell>
          <table:table-cell office:value-type="string" calcext:value-type="string">
            <text:p>GORAKHPUR</text:p>
          </table:table-cell>
          <table:table-cell office:value-type="float" office:value="920" calcext:value-type="float">
            <text:p>920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3980" calcext:value-type="float">
            <text:p>423980</text:p>
          </table:table-cell>
          <table:table-cell office:value-type="string" calcext:value-type="string">
            <text:p>BAGDOGRA</text:p>
          </table:table-cell>
          <table:table-cell office:value-type="float" office:value="1156" calcext:value-type="float">
            <text:p>115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100" calcext:value-type="float">
            <text:p>424100</text:p>
          </table:table-cell>
          <table:table-cell office:value-type="string" calcext:value-type="string">
            <text:p>GUWAHATI</text:p>
          </table:table-cell>
          <table:table-cell office:value-type="float" office:value="1356" calcext:value-type="float">
            <text:p>1356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150" calcext:value-type="float">
            <text:p>424150</text:p>
          </table:table-cell>
          <table:table-cell office:value-type="string" calcext:value-type="string">
            <text:p>TEZPUR</text:p>
          </table:table-cell>
          <table:table-cell office:value-type="float" office:value="1379" calcext:value-type="float">
            <text:p>1379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350" calcext:value-type="float">
            <text:p>424350</text:p>
          </table:table-cell>
          <table:table-cell office:value-type="string" calcext:value-type="string">
            <text:p>BARMER</text:p>
          </table:table-cell>
          <table:table-cell office:value-type="float" office:value="276" calcext:value-type="float">
            <text:p>276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520" calcext:value-type="float">
            <text:p>424520</text:p>
          </table:table-cell>
          <table:table-cell office:value-type="string" calcext:value-type="string">
            <text:p>KOTA</text:p>
          </table:table-cell>
          <table:table-cell office:value-type="float" office:value="517" calcext:value-type="float">
            <text:p>517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750" calcext:value-type="float">
            <text:p>424750</text:p>
          </table:table-cell>
          <table:table-cell office:value-type="string" calcext:value-type="string">
            <text:p>ALLAHABAD</text:p>
          </table:table-cell>
          <table:table-cell office:value-type="float" office:value="828" calcext:value-type="float">
            <text:p>828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790" calcext:value-type="float">
            <text:p>424790</text:p>
          </table:table-cell>
          <table:table-cell office:value-type="string" calcext:value-type="string">
            <text:p>VARANASI</text:p>
          </table:table-cell>
          <table:table-cell office:value-type="float" office:value="889" calcext:value-type="float">
            <text:p>88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920" calcext:value-type="float">
            <text:p>424920</text:p>
          </table:table-cell>
          <table:table-cell office:value-type="string" calcext:value-type="string">
            <text:p>PATNA</text:p>
          </table:table-cell>
          <table:table-cell office:value-type="float" office:value="1000" calcext:value-type="float">
            <text:p>100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4980" calcext:value-type="float">
            <text:p>424980</text:p>
          </table:table-cell>
          <table:table-cell office:value-type="string" calcext:value-type="string">
            <text:p>BHAGALPUR</text:p>
          </table:table-cell>
          <table:table-cell office:value-type="float" office:value="1095" calcext:value-type="float">
            <text:p>1095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5420" calcext:value-type="float">
            <text:p>425420</text:p>
          </table:table-cell>
          <table:table-cell office:value-type="string" calcext:value-type="string">
            <text:p>UDAIPUR</text:p>
          </table:table-cell>
          <table:table-cell office:value-type="float" office:value="400" calcext:value-type="float">
            <text:p>400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5590" calcext:value-type="float">
            <text:p>425590</text:p>
          </table:table-cell>
          <table:table-cell office:value-type="string" calcext:value-type="string">
            <text:p>GUNA</text:p>
          </table:table-cell>
          <table:table-cell office:value-type="float" office:value="594" calcext:value-type="float">
            <text:p>594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5710" calcext:value-type="float">
            <text:p>425710</text:p>
          </table:table-cell>
          <table:table-cell office:value-type="string" calcext:value-type="string">
            <text:p>SATNA</text:p>
          </table:table-cell>
          <table:table-cell office:value-type="float" office:value="776" calcext:value-type="float">
            <text:p>77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5870" calcext:value-type="float">
            <text:p>425870</text:p>
          </table:table-cell>
          <table:table-cell office:value-type="string" calcext:value-type="string">
            <text:p>DALTONGANJ</text:p>
          </table:table-cell>
          <table:table-cell office:value-type="float" office:value="938" calcext:value-type="float">
            <text:p>938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5910" calcext:value-type="float">
            <text:p>425910</text:p>
          </table:table-cell>
          <table:table-cell office:value-type="string" calcext:value-type="string">
            <text:p>GAYA</text:p>
          </table:table-cell>
          <table:table-cell office:value-type="float" office:value="990" calcext:value-type="float">
            <text:p>990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6230" calcext:value-type="float">
            <text:p>426230</text:p>
          </table:table-cell>
          <table:table-cell office:value-type="string" calcext:value-type="string">
            <text:p>IMPHAL</text:p>
          </table:table-cell>
          <table:table-cell office:value-type="float" office:value="1464" calcext:value-type="float">
            <text:p>1464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6340" calcext:value-type="float">
            <text:p>426340</text:p>
          </table:table-cell>
          <table:table-cell office:value-type="string" calcext:value-type="string">
            <text:p>BHUJ</text:p>
          </table:table-cell>
          <table:table-cell office:value-type="float" office:value="181" calcext:value-type="float">
            <text:p>181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6470" calcext:value-type="float">
            <text:p>426470</text:p>
          </table:table-cell>
          <table:table-cell office:value-type="string" calcext:value-type="string">
            <text:p>AHMEDABAD</text:p>
          </table:table-cell>
          <table:table-cell office:value-type="float" office:value="336" calcext:value-type="float">
            <text:p>336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6670" calcext:value-type="float">
            <text:p>426670</text:p>
          </table:table-cell>
          <table:table-cell office:value-type="string" calcext:value-type="string">
            <text:p>BHOPAL</text:p>
          </table:table-cell>
          <table:table-cell office:value-type="float" office:value="595" calcext:value-type="float">
            <text:p>595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6750" calcext:value-type="float">
            <text:p>426750</text:p>
          </table:table-cell>
          <table:table-cell office:value-type="string" calcext:value-type="string">
            <text:p>JABALPUR</text:p>
          </table:table-cell>
          <table:table-cell office:value-type="float" office:value="730" calcext:value-type="float">
            <text:p>73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010" calcext:value-type="float">
            <text:p>427010</text:p>
          </table:table-cell>
          <table:table-cell office:value-type="string" calcext:value-type="string">
            <text:p>RANCHI</text:p>
          </table:table-cell>
          <table:table-cell office:value-type="float" office:value="1017" calcext:value-type="float">
            <text:p>1017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060" calcext:value-type="float">
            <text:p>427060</text:p>
          </table:table-cell>
          <table:table-cell office:value-type="string" calcext:value-type="string">
            <text:p>BANKURA</text:p>
          </table:table-cell>
          <table:table-cell office:value-type="float" office:value="1126" calcext:value-type="float">
            <text:p>1126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240" calcext:value-type="float">
            <text:p>427240</text:p>
          </table:table-cell>
          <table:table-cell office:value-type="string" calcext:value-type="string">
            <text:p>AGARTALA</text:p>
          </table:table-cell>
          <table:table-cell office:value-type="float" office:value="1331" calcext:value-type="float">
            <text:p>133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370" calcext:value-type="float">
            <text:p>427370</text:p>
          </table:table-cell>
          <table:table-cell office:value-type="string" calcext:value-type="string">
            <text:p>RAJKOT</text:p>
          </table:table-cell>
          <table:table-cell office:value-type="float" office:value="238" calcext:value-type="float">
            <text:p>238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540" calcext:value-type="float">
            <text:p>427540</text:p>
          </table:table-cell>
          <table:table-cell office:value-type="string" calcext:value-type="string">
            <text:p>INDORE</text:p>
          </table:table-cell>
          <table:table-cell office:value-type="float" office:value="510" calcext:value-type="float">
            <text:p>5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790" calcext:value-type="float">
            <text:p>427790</text:p>
          </table:table-cell>
          <table:table-cell office:value-type="string" calcext:value-type="string">
            <text:p>PENDRA ROAD</text:p>
          </table:table-cell>
          <table:table-cell office:value-type="float" office:value="839" calcext:value-type="float">
            <text:p>839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980" calcext:value-type="float">
            <text:p>427980</text:p>
          </table:table-cell>
          <table:table-cell office:value-type="string" calcext:value-type="string">
            <text:p>JAMSHEDPUR</text:p>
          </table:table-cell>
          <table:table-cell office:value-type="float" office:value="1067" calcext:value-type="float">
            <text:p>1067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8090" calcext:value-type="float">
            <text:p>428090</text:p>
          </table:table-cell>
          <table:table-cell office:value-type="string" calcext:value-type="string">
            <text:p>KOLKATA</text:p>
          </table:table-cell>
          <table:table-cell office:value-type="float" office:value="1190" calcext:value-type="float">
            <text:p>119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8400" calcext:value-type="float">
            <text:p>428400</text:p>
          </table:table-cell>
          <table:table-cell office:value-type="string" calcext:value-type="string">
            <text:p>SURAT</text:p>
          </table:table-cell>
          <table:table-cell office:value-type="float" office:value="345" calcext:value-type="float">
            <text:p>345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8670" calcext:value-type="float">
            <text:p>428670</text:p>
          </table:table-cell>
          <table:table-cell office:value-type="string" calcext:value-type="string">
            <text:p>NAGPUR</text:p>
          </table:table-cell>
          <table:table-cell office:value-type="float" office:value="682" calcext:value-type="float">
            <text:p>682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8740" calcext:value-type="float">
            <text:p>428740</text:p>
          </table:table-cell>
          <table:table-cell office:value-type="string" calcext:value-type="string">
            <text:p>RAIPUR</text:p>
          </table:table-cell>
          <table:table-cell office:value-type="float" office:value="821" calcext:value-type="float">
            <text:p>821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8860" calcext:value-type="float">
            <text:p>428860</text:p>
          </table:table-cell>
          <table:table-cell office:value-type="string" calcext:value-type="string">
            <text:p>JHARSUGUDA</text:p>
          </table:table-cell>
          <table:table-cell office:value-type="float" office:value="949" calcext:value-type="float">
            <text:p>949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8950" calcext:value-type="float">
            <text:p>428950</text:p>
          </table:table-cell>
          <table:table-cell office:value-type="string" calcext:value-type="string">
            <text:p>BALASORE</text:p>
          </table:table-cell>
          <table:table-cell office:value-type="float" office:value="1105" calcext:value-type="float">
            <text:p>1105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090" calcext:value-type="float">
            <text:p>429090</text:p>
          </table:table-cell>
          <table:table-cell office:value-type="string" calcext:value-type="string">
            <text:p>VERAVAL</text:p>
          </table:table-cell>
          <table:table-cell office:value-type="float" office:value="212" calcext:value-type="float">
            <text:p>212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330" calcext:value-type="float">
            <text:p>429330</text:p>
          </table:table-cell>
          <table:table-cell office:value-type="string" calcext:value-type="string">
            <text:p>AKOLA</text:p>
          </table:table-cell>
          <table:table-cell office:value-type="float" office:value="569" calcext:value-type="float">
            <text:p>56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9710" calcext:value-type="float">
            <text:p>429710</text:p>
          </table:table-cell>
          <table:table-cell office:value-type="string" calcext:value-type="string">
            <text:p>BHUBANESHWAR</text:p>
          </table:table-cell>
          <table:table-cell office:value-type="float" office:value="1050" calcext:value-type="float">
            <text:p>105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0030" calcext:value-type="float">
            <text:p>430030</text:p>
          </table:table-cell>
          <table:table-cell office:value-type="string" calcext:value-type="string">
            <text:p>CHHATRAPATI SHIVAJI INTL</text:p>
          </table:table-cell>
          <table:table-cell office:value-type="float" office:value="339" calcext:value-type="float">
            <text:p>339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0140" calcext:value-type="float">
            <text:p>430140</text:p>
          </table:table-cell>
          <table:table-cell office:value-type="string" calcext:value-type="string">
            <text:p>AURANGABAD</text:p>
          </table:table-cell>
          <table:table-cell office:value-type="float" office:value="472" calcext:value-type="float">
            <text:p>472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0410" calcext:value-type="float">
            <text:p>430410</text:p>
          </table:table-cell>
          <table:table-cell office:value-type="string" calcext:value-type="string">
            <text:p>JAGDALPUR</text:p>
          </table:table-cell>
          <table:table-cell office:value-type="float" office:value="845" calcext:value-type="float">
            <text:p>845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0630" calcext:value-type="float">
            <text:p>430630</text:p>
          </table:table-cell>
          <table:table-cell office:value-type="string" calcext:value-type="string">
            <text:p>PUNE</text:p>
          </table:table-cell>
          <table:table-cell office:value-type="float" office:value="394" calcext:value-type="float">
            <text:p>394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0860" calcext:value-type="float">
            <text:p>430860</text:p>
          </table:table-cell>
          <table:table-cell office:value-type="string" calcext:value-type="string">
            <text:p>RAMGUNDAM</text:p>
          </table:table-cell>
          <table:table-cell office:value-type="float" office:value="698" calcext:value-type="float">
            <text:p>698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100" calcext:value-type="float">
            <text:p>431100</text:p>
          </table:table-cell>
          <table:table-cell office:value-type="string" calcext:value-type="string">
            <text:p>RATNAGIRI</text:p>
          </table:table-cell>
          <table:table-cell office:value-type="float" office:value="358" calcext:value-type="float">
            <text:p>358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170" calcext:value-type="float">
            <text:p>431170</text:p>
          </table:table-cell>
          <table:table-cell office:value-type="string" calcext:value-type="string">
            <text:p>SHOLAPUR</text:p>
          </table:table-cell>
          <table:table-cell office:value-type="float" office:value="497" calcext:value-type="float">
            <text:p>497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280" calcext:value-type="float">
            <text:p>431280</text:p>
          </table:table-cell>
          <table:table-cell office:value-type="string" calcext:value-type="string">
            <text:p>HYDERABAD</text:p>
          </table:table-cell>
          <table:table-cell office:value-type="float" office:value="636" calcext:value-type="float">
            <text:p>636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500" calcext:value-type="float">
            <text:p>431500</text:p>
          </table:table-cell>
          <table:table-cell office:value-type="string" calcext:value-type="string">
            <text:p>VISHAKHAPATNAM</text:p>
          </table:table-cell>
          <table:table-cell office:value-type="float" office:value="910" calcext:value-type="float">
            <text:p>91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570" calcext:value-type="float">
            <text:p>431570</text:p>
          </table:table-cell>
          <table:table-cell office:value-type="string" calcext:value-type="string">
            <text:p>KOLHAPUR</text:p>
          </table:table-cell>
          <table:table-cell office:value-type="float" office:value="409" calcext:value-type="float">
            <text:p>409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850" calcext:value-type="float">
            <text:p>431850</text:p>
          </table:table-cell>
          <table:table-cell office:value-type="string" calcext:value-type="string">
            <text:p>MACHILIPATNAM</text:p>
          </table:table-cell>
          <table:table-cell office:value-type="float" office:value="796" calcext:value-type="float">
            <text:p>796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890" calcext:value-type="float">
            <text:p>431890</text:p>
          </table:table-cell>
          <table:table-cell office:value-type="string" calcext:value-type="string">
            <text:p>KAKINADA</text:p>
          </table:table-cell>
          <table:table-cell office:value-type="float" office:value="853" calcext:value-type="float">
            <text:p>853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920" calcext:value-type="float">
            <text:p>431920</text:p>
          </table:table-cell>
          <table:table-cell office:value-type="string" calcext:value-type="string">
            <text:p>PANJI</text:p>
          </table:table-cell>
          <table:table-cell office:value-type="float" office:value="393" calcext:value-type="float">
            <text:p>393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980" calcext:value-type="float">
            <text:p>431980</text:p>
          </table:table-cell>
          <table:table-cell office:value-type="string" calcext:value-type="string">
            <text:p>BELGAUM</text:p>
          </table:table-cell>
          <table:table-cell office:value-type="float" office:value="422" calcext:value-type="float">
            <text:p>422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010" calcext:value-type="float">
            <text:p>432010</text:p>
          </table:table-cell>
          <table:table-cell office:value-type="string" calcext:value-type="string">
            <text:p>GADAG</text:p>
          </table:table-cell>
          <table:table-cell office:value-type="float" office:value="483" calcext:value-type="float">
            <text:p>483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130" calcext:value-type="float">
            <text:p>432130</text:p>
          </table:table-cell>
          <table:table-cell office:value-type="string" calcext:value-type="string">
            <text:p>KURNOOL</text:p>
          </table:table-cell>
          <table:table-cell office:value-type="float" office:value="619" calcext:value-type="float">
            <text:p>619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260" calcext:value-type="float">
            <text:p>432260</text:p>
          </table:table-cell>
          <table:table-cell office:value-type="string" calcext:value-type="string">
            <text:p>HONAVAR</text:p>
          </table:table-cell>
          <table:table-cell office:value-type="float" office:value="418" calcext:value-type="float">
            <text:p>41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330" calcext:value-type="float">
            <text:p>432330</text:p>
          </table:table-cell>
          <table:table-cell office:value-type="string" calcext:value-type="string">
            <text:p>CHITRADURGA</text:p>
          </table:table-cell>
          <table:table-cell office:value-type="float" office:value="523" calcext:value-type="float">
            <text:p>523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370" calcext:value-type="float">
            <text:p>432370</text:p>
          </table:table-cell>
          <table:table-cell office:value-type="string" calcext:value-type="string">
            <text:p>PBO ANANTPUR</text:p>
          </table:table-cell>
          <table:table-cell office:value-type="float" office:value="597" calcext:value-type="float">
            <text:p>597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450" calcext:value-type="float">
            <text:p>432450</text:p>
          </table:table-cell>
          <table:table-cell office:value-type="string" calcext:value-type="string">
            <text:p>NELLORE</text:p>
          </table:table-cell>
          <table:table-cell office:value-type="float" office:value="728" calcext:value-type="float">
            <text:p>728</text:p>
          </table:table-cell>
          <table:table-cell office:value-type="float" office:value="1480" calcext:value-type="float">
            <text:p>14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790" calcext:value-type="float">
            <text:p>432790</text:p>
          </table:table-cell>
          <table:table-cell office:value-type="string" calcext:value-type="string">
            <text:p>CHENNAI INTL</text:p>
          </table:table-cell>
          <table:table-cell office:value-type="float" office:value="742" calcext:value-type="float">
            <text:p>742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840" calcext:value-type="float">
            <text:p>432840</text:p>
          </table:table-cell>
          <table:table-cell office:value-type="string" calcext:value-type="string">
            <text:p>MANGLORE</text:p>
          </table:table-cell>
          <table:table-cell office:value-type="float" office:value="435" calcext:value-type="float">
            <text:p>435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2950" calcext:value-type="float">
            <text:p>432950</text:p>
          </table:table-cell>
          <table:table-cell office:value-type="string" calcext:value-type="string">
            <text:p>BANGLORE</text:p>
          </table:table-cell>
          <table:table-cell office:value-type="float" office:value="591" calcext:value-type="float">
            <text:p>591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110" calcext:value-type="float">
            <text:p>433110</text:p>
          </table:table-cell>
          <table:table-cell office:value-type="string" calcext:value-type="string">
            <text:p>M.O.AMINI</text:p>
          </table:table-cell>
          <table:table-cell office:value-type="float" office:value="304" calcext:value-type="float">
            <text:p>30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140" calcext:value-type="float">
            <text:p>433140</text:p>
          </table:table-cell>
          <table:table-cell office:value-type="string" calcext:value-type="string">
            <text:p>KOZHIKODE</text:p>
          </table:table-cell>
          <table:table-cell office:value-type="float" office:value="486" calcext:value-type="float">
            <text:p>486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210" calcext:value-type="float">
            <text:p>433210</text:p>
          </table:table-cell>
          <table:table-cell office:value-type="string" calcext:value-type="string">
            <text:p>COIMBATORE</text:p>
          </table:table-cell>
          <table:table-cell office:value-type="float" office:value="553" calcext:value-type="float">
            <text:p>553</text:p>
          </table:table-cell>
          <table:table-cell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290" calcext:value-type="float">
            <text:p>433290</text:p>
          </table:table-cell>
          <table:table-cell office:value-type="string" calcext:value-type="string">
            <text:p>CUDDALORE</text:p>
          </table:table-cell>
          <table:table-cell office:value-type="float" office:value="712" calcext:value-type="float">
            <text:p>712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330" calcext:value-type="float">
            <text:p>433330</text:p>
          </table:table-cell>
          <table:table-cell office:value-type="string" calcext:value-type="string">
            <text:p>PORT BLAIR</text:p>
          </table:table-cell>
          <table:table-cell office:value-type="float" office:value="1455" calcext:value-type="float">
            <text:p>1455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440" calcext:value-type="float">
            <text:p>433440</text:p>
          </table:table-cell>
          <table:table-cell office:value-type="string" calcext:value-type="string">
            <text:p>TIRUCHIRAPPALI</text:p>
          </table:table-cell>
          <table:table-cell office:value-type="float" office:value="653" calcext:value-type="float">
            <text:p>653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460" calcext:value-type="float">
            <text:p>433460</text:p>
          </table:table-cell>
          <table:table-cell office:value-type="string" calcext:value-type="string">
            <text:p>KARAIKAL</text:p>
          </table:table-cell>
          <table:table-cell office:value-type="float" office:value="711" calcext:value-type="float">
            <text:p>711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530" calcext:value-type="float">
            <text:p>433530</text:p>
          </table:table-cell>
          <table:table-cell office:value-type="string" calcext:value-type="string">
            <text:p>COCHIN</text:p>
          </table:table-cell>
          <table:table-cell office:value-type="float" office:value="511" calcext:value-type="float">
            <text:p>511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690" calcext:value-type="float">
            <text:p>433690</text:p>
          </table:table-cell>
          <table:table-cell office:value-type="string" calcext:value-type="string">
            <text:p>MINICOY ISLAND</text:p>
          </table:table-cell>
          <table:table-cell office:value-type="float" office:value="313" calcext:value-type="float">
            <text:p>313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3710" calcext:value-type="float">
            <text:p>433710</text:p>
          </table:table-cell>
          <table:table-cell office:value-type="string" calcext:value-type="string">
            <text:p>THIRUVANANTHAPURAM</text:p>
          </table:table-cell>
          <table:table-cell office:value-type="float" office:value="550" calcext:value-type="float">
            <text:p>550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230" calcext:value-type="float">
            <text:p>421230</text:p>
          </table:table-cell>
          <table:table-cell office:value-type="string" calcext:value-type="string">
            <text:p>GANGANAGAR</text:p>
          </table:table-cell>
          <table:table-cell office:value-type="float" office:value="428" calcext:value-type="float">
            <text:p>42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3670" calcext:value-type="float">
            <text:p>423670</text:p>
          </table:table-cell>
          <table:table-cell office:value-type="string" calcext:value-type="string">
            <text:p>KANPUR</text:p>
          </table:table-cell>
          <table:table-cell office:value-type="float" office:value="750" calcext:value-type="float">
            <text:p>75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210" calcext:value-type="float">
            <text:p>429210</text:p>
          </table:table-cell>
          <table:table-cell office:value-type="string" calcext:value-type="string">
            <text:p>NASIK</text:p>
          </table:table-cell>
          <table:table-cell office:value-type="float" office:value="396" calcext:value-type="float">
            <text:p>396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9700" calcext:value-type="float">
            <text:p>429700</text:p>
          </table:table-cell>
          <table:table-cell office:value-type="string" calcext:value-type="string">
            <text:p>CUTTACK</text:p>
          </table:table-cell>
          <table:table-cell office:value-type="float" office:value="1057" calcext:value-type="float">
            <text:p>1057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7056" calcext:value-type="float">
            <text:p>4270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1050" calcext:value-type="float">
            <text:p>43105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1285" calcext:value-type="float">
            <text:p>43128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2960" calcext:value-type="float">
            <text:p>43296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3470" calcext:value-type="float">
            <text:p>43347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3680" calcext:value-type="float">
            <text:p>43368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0560" calcext:value-type="float">
            <text:p>42056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4600" calcext:value-type="float">
            <text:p>4246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0810" calcext:value-type="float">
            <text:p>4308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0870" calcext:value-type="float">
            <text:p>4308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210" calcext:value-type="float">
            <text:p>4312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360" calcext:value-type="float">
            <text:p>43136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610" calcext:value-type="float">
            <text:p>4316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690" calcext:value-type="float">
            <text:p>43169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770" calcext:value-type="float">
            <text:p>4317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1810" calcext:value-type="float">
            <text:p>4318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050" calcext:value-type="float">
            <text:p>43205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210" calcext:value-type="float">
            <text:p>4322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250" calcext:value-type="float">
            <text:p>43225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710" calcext:value-type="float">
            <text:p>4327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870" calcext:value-type="float">
            <text:p>4328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2910" calcext:value-type="float">
            <text:p>4329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3025" calcext:value-type="float">
            <text:p>4330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3030" calcext:value-type="float">
            <text:p>43303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3170" calcext:value-type="float">
            <text:p>43317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3250" calcext:value-type="float">
            <text:p>43325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3520" calcext:value-type="float">
            <text:p>4335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3600" calcext:value-type="float">
            <text:p>4336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3630" calcext:value-type="float">
            <text:p>4336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5700" calcext:value-type="float">
            <text:p>4257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7051" calcext:value-type="float">
            <text:p>42705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7052" calcext:value-type="float">
            <text:p>42705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7053" calcext:value-type="float">
            <text:p>42705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7055" calcext:value-type="float">
            <text:p>4270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1250" calcext:value-type="float">
            <text:p>43125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3360" calcext:value-type="float">
            <text:p>43336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3760" calcext:value-type="float">
            <text:p>4337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6310" calcext:value-type="float">
            <text:p>4263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6930" calcext:value-type="float">
            <text:p>4269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7300" calcext:value-type="float">
            <text:p>4273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7310" calcext:value-type="float">
            <text:p>4273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8300" calcext:value-type="float">
            <text:p>4283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2410" calcext:value-type="float">
            <text:p>4324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450" calcext:value-type="float">
            <text:p>42045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830" calcext:value-type="float">
            <text:p>4208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990" calcext:value-type="float">
            <text:p>42099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030" calcext:value-type="float">
            <text:p>4210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480" calcext:value-type="float">
            <text:p>42148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1700" calcext:value-type="float">
            <text:p>4217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2730" calcext:value-type="float">
            <text:p>4227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3430" calcext:value-type="float">
            <text:p>4234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630" calcext:value-type="float">
            <text:p>4246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680" calcext:value-type="float">
            <text:p>42468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000" calcext:value-type="float">
            <text:p>4250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620" calcext:value-type="float">
            <text:p>42562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5670" calcext:value-type="float">
            <text:p>42567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6650" calcext:value-type="float">
            <text:p>42665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7371" calcext:value-type="float">
            <text:p>42737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7480" calcext:value-type="float">
            <text:p>42748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070" calcext:value-type="float">
            <text:p>42807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9660" calcext:value-type="float">
            <text:p>42966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0490" calcext:value-type="float">
            <text:p>43049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0530" calcext:value-type="float">
            <text:p>4305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1940" calcext:value-type="float">
            <text:p>43194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3260" calcext:value-type="float">
            <text:p>43326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440" calcext:value-type="float">
            <text:p>42044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810" calcext:value-type="float">
            <text:p>4208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050" calcext:value-type="float">
            <text:p>42105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140" calcext:value-type="float">
            <text:p>42114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1470" calcext:value-type="float">
            <text:p>42147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990" calcext:value-type="float">
            <text:p>4239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4030" calcext:value-type="float">
            <text:p>4240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5160" calcext:value-type="float">
            <text:p>42516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5390" calcext:value-type="float">
            <text:p>4253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5990" calcext:value-type="float">
            <text:p>4259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6710" calcext:value-type="float">
            <text:p>4267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6740" calcext:value-type="float">
            <text:p>42674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6990" calcext:value-type="float">
            <text:p>4269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7630" calcext:value-type="float">
            <text:p>4276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8380" calcext:value-type="float">
            <text:p>42838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730" calcext:value-type="float">
            <text:p>4297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760" calcext:value-type="float">
            <text:p>42976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0010" calcext:value-type="float">
            <text:p>4300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1090" calcext:value-type="float">
            <text:p>4310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1110" calcext:value-type="float">
            <text:p>4311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1490" calcext:value-type="float">
            <text:p>43149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2200" calcext:value-type="float">
            <text:p>4322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590" calcext:value-type="float">
            <text:p>4205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800" calcext:value-type="float">
            <text:p>4208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1210" calcext:value-type="float">
            <text:p>4212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2200" calcext:value-type="float">
            <text:p>4222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2710" calcext:value-type="float">
            <text:p>4227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540" calcext:value-type="float">
            <text:p>4235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750" calcext:value-type="float">
            <text:p>4237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3870" calcext:value-type="float">
            <text:p>4238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040" calcext:value-type="float">
            <text:p>4240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070" calcext:value-type="float">
            <text:p>4240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230" calcext:value-type="float">
            <text:p>4242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690" calcext:value-type="float">
            <text:p>4246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4830" calcext:value-type="float">
            <text:p>4248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5520" calcext:value-type="float">
            <text:p>4255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190" calcext:value-type="float">
            <text:p>4261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620" calcext:value-type="float">
            <text:p>4266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720" calcext:value-type="float">
            <text:p>4267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6790" calcext:value-type="float">
            <text:p>4267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440" calcext:value-type="float">
            <text:p>4274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470" calcext:value-type="float">
            <text:p>4274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700" calcext:value-type="float">
            <text:p>4277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760" calcext:value-type="float">
            <text:p>4277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830" calcext:value-type="float">
            <text:p>4278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030" calcext:value-type="float">
            <text:p>4280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510" calcext:value-type="float">
            <text:p>4285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910" calcext:value-type="float">
            <text:p>4289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200" calcext:value-type="float">
            <text:p>4292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370" calcext:value-type="float">
            <text:p>4293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390" calcext:value-type="float">
            <text:p>4293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460" calcext:value-type="float">
            <text:p>42946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610" calcext:value-type="float">
            <text:p>4296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690" calcext:value-type="float">
            <text:p>4296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770" calcext:value-type="float">
            <text:p>4297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170" calcext:value-type="float">
            <text:p>4301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570" calcext:value-type="float">
            <text:p>4305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0830" calcext:value-type="float">
            <text:p>4308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130" calcext:value-type="float">
            <text:p>4311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330" calcext:value-type="float">
            <text:p>4313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470" calcext:value-type="float">
            <text:p>4314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680" calcext:value-type="float">
            <text:p>4316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820" calcext:value-type="float">
            <text:p>43182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870" calcext:value-type="float">
            <text:p>4318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430" calcext:value-type="float">
            <text:p>4324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570" calcext:value-type="float">
            <text:p>4325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750" calcext:value-type="float">
            <text:p>4327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2780" calcext:value-type="float">
            <text:p>43278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090" calcext:value-type="float">
            <text:p>43309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100" calcext:value-type="float">
            <text:p>4331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610" calcext:value-type="float">
            <text:p>4336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640" calcext:value-type="float">
            <text:p>43364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3670" calcext:value-type="float">
            <text:p>4336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ex.htm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300" calcext:value-type="float">
            <text:p>4203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420" calcext:value-type="float">
            <text:p>4204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620" calcext:value-type="float">
            <text:p>4206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650" calcext:value-type="float">
            <text:p>4206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740" calcext:value-type="float">
            <text:p>4207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770" calcext:value-type="float">
            <text:p>4207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780" calcext:value-type="float">
            <text:p>4207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790" calcext:value-type="float">
            <text:p>4207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801" calcext:value-type="float">
            <text:p>42080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370" calcext:value-type="float">
            <text:p>4213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390" calcext:value-type="float">
            <text:p>4213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400" calcext:value-type="float">
            <text:p>4214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430" calcext:value-type="float">
            <text:p>4214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740" calcext:value-type="float">
            <text:p>4217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760" calcext:value-type="float">
            <text:p>4217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770" calcext:value-type="float">
            <text:p>4217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1870" calcext:value-type="float">
            <text:p>4218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370" calcext:value-type="float">
            <text:p>4223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490" calcext:value-type="float">
            <text:p>4224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660" calcext:value-type="float">
            <text:p>4226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700" calcext:value-type="float">
            <text:p>4227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2990" calcext:value-type="float">
            <text:p>4229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050" calcext:value-type="float">
            <text:p>4230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720" calcext:value-type="float">
            <text:p>4237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830" calcext:value-type="float">
            <text:p>4238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900" calcext:value-type="float">
            <text:p>4239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3930" calcext:value-type="float">
            <text:p>4239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090" calcext:value-type="float">
            <text:p>4240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130" calcext:value-type="float">
            <text:p>4241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190" calcext:value-type="float">
            <text:p>4241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500" calcext:value-type="float">
            <text:p>4245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530" calcext:value-type="float">
            <text:p>4245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560" calcext:value-type="float">
            <text:p>4245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590" calcext:value-type="float">
            <text:p>4245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670" calcext:value-type="float">
            <text:p>4246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820" calcext:value-type="float">
            <text:p>4248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840" calcext:value-type="float">
            <text:p>4248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880" calcext:value-type="float">
            <text:p>424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990" calcext:value-type="float">
            <text:p>4249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030" calcext:value-type="float">
            <text:p>4250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150" calcext:value-type="float">
            <text:p>4251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400" calcext:value-type="float">
            <text:p>4254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460" calcext:value-type="float">
            <text:p>4254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570" calcext:value-type="float">
            <text:p>4255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740" calcext:value-type="float">
            <text:p>4257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770" calcext:value-type="float">
            <text:p>4257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880" calcext:value-type="float">
            <text:p>4258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5950" calcext:value-type="float">
            <text:p>4259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180" calcext:value-type="float">
            <text:p>4261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390" calcext:value-type="float">
            <text:p>4263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510" calcext:value-type="float">
            <text:p>4265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550" calcext:value-type="float">
            <text:p>4265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6610" calcext:value-type="float">
            <text:p>4266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000" calcext:value-type="float">
            <text:p>427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080" calcext:value-type="float">
            <text:p>4270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090" calcext:value-type="float">
            <text:p>4270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110" calcext:value-type="float">
            <text:p>4271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140" calcext:value-type="float">
            <text:p>4271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150" calcext:value-type="float">
            <text:p>4271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260" calcext:value-type="float">
            <text:p>4272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275" calcext:value-type="float">
            <text:p>4272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510" calcext:value-type="float">
            <text:p>4275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520" calcext:value-type="float">
            <text:p>4275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670" calcext:value-type="float">
            <text:p>4276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710" calcext:value-type="float">
            <text:p>4277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820" calcext:value-type="float">
            <text:p>4278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900" calcext:value-type="float">
            <text:p>4279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920" calcext:value-type="float">
            <text:p>4279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950" calcext:value-type="float">
            <text:p>4279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7990" calcext:value-type="float">
            <text:p>4279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050" calcext:value-type="float">
            <text:p>4280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110" calcext:value-type="float">
            <text:p>4281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120" calcext:value-type="float">
            <text:p>4281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340" calcext:value-type="float">
            <text:p>4283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370" calcext:value-type="float">
            <text:p>4283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490" calcext:value-type="float">
            <text:p>4284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550" calcext:value-type="float">
            <text:p>4285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600" calcext:value-type="float">
            <text:p>4286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710" calcext:value-type="float">
            <text:p>4287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830" calcext:value-type="float">
            <text:p>4288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840" calcext:value-type="float">
            <text:p>4288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8940" calcext:value-type="float">
            <text:p>4289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010" calcext:value-type="float">
            <text:p>4290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50" calcext:value-type="float">
            <text:p>4291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160" calcext:value-type="float">
            <text:p>4291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250" calcext:value-type="float">
            <text:p>4292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40" calcext:value-type="float">
            <text:p>4293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350" calcext:value-type="float">
            <text:p>4293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430" calcext:value-type="float">
            <text:p>4294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630" calcext:value-type="float">
            <text:p>4296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220" calcext:value-type="float">
            <text:p>4302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420" calcext:value-type="float">
            <text:p>4304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580" calcext:value-type="float">
            <text:p>4305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610" calcext:value-type="float">
            <text:p>4306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620" calcext:value-type="float">
            <text:p>4306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640" calcext:value-type="float">
            <text:p>4306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0970" calcext:value-type="float">
            <text:p>4309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370" calcext:value-type="float">
            <text:p>43137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580" calcext:value-type="float">
            <text:p>4315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600" calcext:value-type="float">
            <text:p>4316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1960" calcext:value-type="float">
            <text:p>4319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120" calcext:value-type="float">
            <text:p>4321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290" calcext:value-type="float">
            <text:p>4322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600" calcext:value-type="float">
            <text:p>4326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630" calcext:value-type="float">
            <text:p>43263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660" calcext:value-type="float">
            <text:p>43266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850" calcext:value-type="float">
            <text:p>4328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2890" calcext:value-type="float">
            <text:p>4328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010" calcext:value-type="float">
            <text:p>4330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120" calcext:value-type="float">
            <text:p>4331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150" calcext:value-type="float">
            <text:p>4331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180" calcext:value-type="float">
            <text:p>4331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200" calcext:value-type="float">
            <text:p>4332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300" calcext:value-type="float">
            <text:p>4333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310" calcext:value-type="float">
            <text:p>4333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390" calcext:value-type="float">
            <text:p>4333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420" calcext:value-type="float">
            <text:p>43342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480" calcext:value-type="float">
            <text:p>4334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490" calcext:value-type="float">
            <text:p>4334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540" calcext:value-type="float">
            <text:p>43354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550" calcext:value-type="float">
            <text:p>4335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770" calcext:value-type="float">
            <text:p>43377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B104857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09:36:45.597700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11:42:28.015892709</meta:creation-date>
    <dc:date>2015-07-06T10:48:41.612370048</dc:date>
    <meta:editing-duration>PT18M21S</meta:editing-duration>
    <meta:editing-cycles>6</meta:editing-cycles>
    <meta:generator>LibreOffice/4.4.2.2$Linux_X86_64 LibreOffice_project/40m0$Build-2</meta:generator>
    <meta:document-statistic meta:table-count="1" meta:cell-count="977" meta:object-count="0"/>
  </office:meta>
</office:document-meta>
</file>